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1bdde" officeooo:paragraph-rsid="0011bdde" style:font-size-asian="12.25pt" style:font-size-complex="14pt"/>
    </style:style>
    <style:style style:name="P2" style:family="paragraph" style:parent-style-name="Standard">
      <style:paragraph-properties fo:text-align="justify" style:justify-single-word="false"/>
      <style:text-properties fo:font-size="14pt" fo:font-weight="bold" officeooo:rsid="0011bdde" officeooo:paragraph-rsid="0011bdde"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normal" officeooo:rsid="0011bdde" officeooo:paragraph-rsid="0011bdde"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color="#000000" officeooo:paragraph-rsid="0011bdde"/>
    </style:style>
    <style:style style:name="P5" style:family="paragraph" style:parent-style-name="Standard">
      <style:paragraph-properties fo:text-align="justify" style:justify-single-word="false"/>
      <style:text-properties fo:color="#000000" fo:font-size="14pt" fo:font-weight="bold" officeooo:rsid="0011bdde" officeooo:paragraph-rsid="0011bdde"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color="#000000" style:font-name="Monospace1" fo:font-size="10pt" fo:font-weight="bold" officeooo:rsid="0011bdde" officeooo:paragraph-rsid="0011bdde" style:font-size-asian="10pt" style:font-weight-asian="bold" style:font-size-complex="10pt" style:font-weight-complex="bold"/>
    </style:style>
    <style:style style:name="P7" style:family="paragraph" style:parent-style-name="Standard">
      <style:paragraph-properties fo:text-align="center" style:justify-single-word="false"/>
      <style:text-properties fo:color="#000000" style:font-name="Liberation Serif" fo:font-size="14pt" fo:font-weight="bold" officeooo:rsid="0011bdde" officeooo:paragraph-rsid="0011bdde"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0000" style:font-name="Liberation Serif" fo:font-size="14pt" fo:font-weight="bold" officeooo:rsid="0011bdde" officeooo:paragraph-rsid="0011bdde" style:font-size-asian="14pt" style:font-weight-asian="bold" style:font-size-complex="14pt" style:font-weight-complex="bold"/>
    </style:style>
    <style:style style:name="P9" style:family="paragraph" style:parent-style-name="Standard">
      <style:paragraph-properties fo:margin-left="0cm" fo:margin-right="0.499cm" fo:text-align="center" style:justify-single-word="false" fo:text-indent="0cm" style:auto-text-indent="false"/>
      <style:text-properties fo:font-size="14pt" fo:font-weight="bold" officeooo:rsid="0011bdde" officeooo:paragraph-rsid="0011bdde" style:font-size-asian="12.25pt" style:font-weight-asian="bold" style:font-size-complex="14pt" style:font-weight-complex="bold"/>
    </style:style>
    <style:style style:name="P10" style:family="paragraph" style:parent-style-name="Standard">
      <style:paragraph-properties fo:margin-left="0cm" fo:margin-right="0cm" fo:margin-top="0cm" fo:margin-bottom="0.499cm" style:contextual-spacing="false" fo:text-align="center" style:justify-single-word="false" fo:text-indent="0cm" style:auto-text-indent="false"/>
      <style:text-properties fo:font-size="14pt" fo:font-weight="bold" officeooo:rsid="0011bdde" officeooo:paragraph-rsid="0011bdde" style:font-size-asian="12.25pt" style:font-weight-asian="bold" style:font-size-complex="14pt"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000000"/>
    </style:style>
    <style:style style:name="P1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T1" style:family="text">
      <style:text-properties fo:font-weight="normal" style:font-weight-asian="normal" style:font-weight-complex="normal"/>
    </style:style>
    <style:style style:name="T2" style:family="text">
      <style:text-properties style:font-name="Monospace"/>
    </style:style>
    <style:style style:name="T3" style:family="text">
      <style:text-properties style:font-name="Monospace" fo:font-size="10pt" style:font-size-asian="10pt"/>
    </style:style>
    <style:style style:name="T4" style:family="text">
      <style:text-properties style:font-name="Monospace" fo:font-size="10pt" fo:font-weight="bold" style:font-size-asian="10pt" style:font-weight-asian="bold"/>
    </style:style>
    <style:style style:name="T5" style:family="text">
      <style:text-properties fo:font-size="14pt" fo:font-weight="bold" officeooo:rsid="0011bdde" style:font-size-asian="12.25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ЛАБОРАТОРНАЯ РАБОТА №6</text:p>
      <text:p text:style-name="P10">СОЗДАНИЕ ВЕБ-СЕРВИСА В IDE ECLIPSE</text:p>
      <text:p text:style-name="P1"><text:tab/>Цель работы: Изучить основы разработки вебсервисов с использованиеминструментальной среды Eclipse.</text:p>
      <text:p text:style-name="P2"/>
      <text:p text:style-name="P2"><text:span text:style-name="T1"><text:tab/></text:span>6.1 Краткие теоретические сведения</text:p>
      <text:p text:style-name="P2"/>
      <text:p text:style-name="P3"><text:tab/>Веб-сервисы преобразуют XML-документы (Extensible Markup Language,XML) в ИТ-системах. Веб-сервисы - это XML-приложения, осуществляющиесвязывание данных с программами, объектами, базами данных либо с деловыми операциями целиком. Между веб-сервисом и программой осуществляется обмен XML-документами, оформленными в виде сообщений.</text:p>
      <text:p text:style-name="P3"><text:tab/>Стандарты веб-сервисов определяют формат таких сообщений, интерфейс, которому передается сообщение, правила привязки содержания сообщения к реализующему сервис приложению и обратно, а также механизмы публикации и поиска интерфейсов.</text:p>
      <text:p text:style-name="P3"><text:tab/>Веб-сервисы могут использоваться во многих приложениях. Независимоот того, откуда запускаются веб-сервисы, с настольных компьютеров клиентовили с переносных, они могут использоваться для обращения к таким интернет-приложениям, как система предварительных заказов или контроля выполнениязаказов. Веб-сервисы пригодны для В2В-интеграции (business-to-business),замыкая приложения, выполняемые различными организациями, в одинпроизводственный процесс. Веб-сервисы также могут решать более широкуюпроблему интеграции приложений предприятия (Enterprise ApplicationIntegration, EAI), осуществляя связь нескольких приложений одногопредприятия с несколькими другими приложениями, размещенными как "до",так и "после" брандмауэра. Во всех перечисленных случаях технологии веб-сервисов являются "связующим звеном", объединяющим различные части программного обеспечения.</text:p>
      <text:p text:style-name="P3"><text:tab/>Как видно из рисунка 6.1, веб-сервисы представляют собой оболочку,обеспечивающую стандартный способ взаимодействия с прикладнымипрограммными средами, такими как системы управления базами данных(СУБД), .NET, J2EE (Java2 Platform, Enterprise Edition), CORBA (Common Object Request Broker Architecture), посредники пакетов планирования ресурсовпредприятия (Enterprise Resource Planning, ERP), брокеров интеграции и пр.Рисунок 6.1 – Веб-сервисы взаимодействуют с прикладными системами</text:p>
      <text:p text:style-name="P3">Интерфейсы веб-сервисов получают из сетевой среды стандартные XML-сообщения, преобразуют XML-данные в формат, "понимаемый" конкретнойприкладной программной системой, и отправляют ответное сообщение(последнее - не обязательно). Программная реализация веб-сервисов (базовое программное обеспечение, нижний уровень) может быть создана на любомязыке программирования с использованием любой операционной системы илюбого связующего программного обеспечения (middleware).</text:p>
      <text:p text:style-name="P3"><text:tab/>Веб-сервисы объединяют программирование и концепции Сети. Веб-<text:soft-page-break/>сервисы сочетают параметры программных приложений и абстрактныехарактеристики Сети. Современные интернет-технологии частично достигаютсвоих целей, поскольку они определены на очень высоком отвлеченном уровне,что обеспечивает совместимость с любой операционной системой, любымпрограммным и аппаратным обеспечением. Инфраструктура, основанная наприменении веб-сервисов, пользуется этим уровнем абстракции и включает всебя связанную с данными семантическую информацию, то есть веб-сервисыопределяют не только данные, но и порядок обработки и преобразования этихданных в базовые программные приложения и обратно.</text:p>
      <text:p text:style-name="P3"/>
      <text:p text:style-name="P2"><text:tab/>6.2 Тексты программ и конфигурационные файлы</text:p>
      <text:p text:style-name="P2"/>
      <text:p text:style-name="P4"><text:span text:style-name="T5"><text:tab/></text:span><text:span text:style-name="T3">&lt;?xml version="1.0" encoding="UTF-8"?&gt;</text:span></text:p>
      <text:p text:style-name="P11"><text:span text:style-name="T3">&lt;wsdl:definitions xmlns:soap="http://schemas.xmlsoap.org/wsdl/soap/"</text:span></text:p>
      <text:p text:style-name="P11"><text:span text:style-name="T3"><text:tab/>xmlns:tns="http://www.example.org/StudentService/" xmlns:wsdl="http://schemas.xmlsoap.org/wsdl/"</text:span></text:p>
      <text:p text:style-name="P11"><text:span text:style-name="T3"><text:tab/>xmlns:xsd="http://www.w3.org/2001/XMLSchema" name="StudentService"</text:span></text:p>
      <text:p text:style-name="P11"><text:span text:style-name="T3"><text:tab/>targetNamespace="http://www.example.org/StudentService/"&gt;</text:span></text:p>
      <text:p text:style-name="P11"><text:span text:style-name="T3"><text:tab/>&lt;wsdl:types&gt;</text:span></text:p>
      <text:p text:style-name="P11"><text:span text:style-name="T3"><text:tab/><text:tab/>&lt;xsd:schema targetNamespace="http://www.example.org/StudentService/"&gt;</text:span></text:p>
      <text:p text:style-name="P11"><text:span text:style-name="T3"><text:tab/><text:tab/><text:tab/>&lt;xsd:element name="NewOperationResponse" type="tns:StudentInfo" /&gt;</text:span></text:p>
      <text:p text:style-name="P11"><text:span text:style-name="T3"><text:tab/><text:tab/><text:tab/>&lt;xsd:element name="NewOperationRequest" type="xsd:string" /&gt;</text:span></text:p>
      <text:p text:style-name="P11"><text:span text:style-name="T3"><text:tab/><text:tab/><text:tab/>&lt;xsd:complexType name="StudentInfo"&gt;</text:span></text:p>
      <text:p text:style-name="P11"><text:span text:style-name="T3"><text:tab/><text:tab/><text:tab/><text:tab/>&lt;xsd:sequence&gt;</text:span></text:p>
      <text:p text:style-name="P11"><text:span text:style-name="T3"><text:tab/><text:tab/><text:tab/><text:tab/><text:tab/>&lt;xsd:element name="Name" type="xsd:string"&gt;&lt;/xsd:element&gt;</text:span></text:p>
      <text:p text:style-name="P11"><text:span text:style-name="T3"><text:tab/><text:tab/><text:tab/><text:tab/><text:tab/>&lt;xsd:element name="Sex" type="xsd:string"&gt;&lt;/xsd:element&gt;</text:span></text:p>
      <text:p text:style-name="P11"><text:span text:style-name="T3"><text:tab/><text:tab/><text:tab/><text:tab/><text:tab/>&lt;xsd:element name="Boss" type="xsd:boolean"&gt;&lt;/xsd:element&gt;</text:span></text:p>
      <text:p text:style-name="P11"><text:span text:style-name="T3"><text:tab/><text:tab/><text:tab/><text:tab/>&lt;/xsd:sequence&gt;</text:span></text:p>
      <text:p text:style-name="P11"><text:span text:style-name="T3"><text:tab/><text:tab/><text:tab/>&lt;/xsd:complexType&gt;</text:span></text:p>
      <text:p text:style-name="P11"><text:span text:style-name="T3"><text:tab/><text:tab/>&lt;/xsd:schema&gt;</text:span></text:p>
      <text:p text:style-name="P11"><text:span text:style-name="T3"><text:tab/>&lt;/wsdl:types&gt;</text:span></text:p>
      <text:p text:style-name="P11"><text:span text:style-name="T3"><text:tab/>&lt;wsdl:message name="NewOperationResponse"&gt;</text:span></text:p>
      <text:p text:style-name="P11"><text:span text:style-name="T3"><text:tab/><text:tab/>&lt;wsdl:part element="tns:NewOperationResponse" name="NewOperationResponse" /&gt;</text:span></text:p>
      <text:p text:style-name="P11"><text:span text:style-name="T3"><text:tab/>&lt;/wsdl:message&gt;</text:span></text:p>
      <text:p text:style-name="P11"><text:span text:style-name="T3"><text:tab/>&lt;wsdl:message name="NewOperationRequest"&gt;</text:span></text:p>
      <text:p text:style-name="P11"><text:span text:style-name="T3"><text:tab/><text:tab/>&lt;wsdl:part element="tns:NewOperationRequest" name="NewOperationRequest" /&gt;</text:span></text:p>
      <text:p text:style-name="P11"><text:span text:style-name="T3"><text:tab/>&lt;/wsdl:message&gt;</text:span></text:p>
      <text:p text:style-name="P11"><text:span text:style-name="T3"><text:tab/>&lt;wsdl:portType name="StudentService"&gt;</text:span></text:p>
      <text:p text:style-name="P11"><text:span text:style-name="T3"><text:tab/><text:tab/>&lt;wsdl:operation name="NewOperation"&gt;</text:span></text:p>
      <text:p text:style-name="P11"><text:span text:style-name="T3"><text:tab/><text:tab/><text:tab/>&lt;wsdl:input message="tns:NewOperationRequest" /&gt;</text:span></text:p>
      <text:p text:style-name="P11"><text:span text:style-name="T3"><text:tab/><text:tab/><text:tab/>&lt;wsdl:output message="tns:NewOperationResponse" /&gt;</text:span></text:p>
      <text:p text:style-name="P11"><text:span text:style-name="T3"><text:tab/><text:tab/>&lt;/wsdl:operation&gt;</text:span></text:p>
      <text:p text:style-name="P11"><text:span text:style-name="T3"><text:tab/>&lt;/wsdl:portType&gt;</text:span></text:p>
      <text:p text:style-name="P11"><text:span text:style-name="T3"><text:tab/>&lt;wsdl:binding name="StudentServiceSOAP" type="tns:StudentService"&gt;</text:span></text:p>
      <text:p text:style-name="P11"><text:span text:style-name="T3"><text:tab/><text:tab/>&lt;soap:binding style="document"</text:span></text:p>
      <text:p text:style-name="P11"><text:span text:style-name="T3"><text:tab/><text:tab/><text:tab/>transport="http://schemas.xmlsoap.org/soap/http" /&gt;</text:span></text:p>
      <text:p text:style-name="P11"><text:span text:style-name="T3"><text:tab/><text:tab/>&lt;wsdl:operation name="NewOperation"&gt;</text:span></text:p>
      <text:p text:style-name="P11"><text:span text:style-name="T3"><text:tab/><text:tab/><text:tab/>&lt;soap:operation soapAction="http://www.example.org/StudentService/NewOperation" /&gt;</text:span></text:p>
      <text:p text:style-name="P11"><text:span text:style-name="T3"><text:tab/><text:tab/><text:tab/>&lt;wsdl:input&gt;</text:span></text:p>
      <text:p text:style-name="P11"><text:soft-page-break/><text:span text:style-name="T3"><text:tab/><text:tab/><text:tab/><text:tab/>&lt;soap:body use="literal" /&gt;</text:span></text:p>
      <text:p text:style-name="P11"><text:span text:style-name="T3"><text:tab/><text:tab/><text:tab/>&lt;/wsdl:input&gt;</text:span></text:p>
      <text:p text:style-name="P11"><text:span text:style-name="T3"><text:tab/><text:tab/><text:tab/>&lt;wsdl:output&gt;</text:span></text:p>
      <text:p text:style-name="P11"><text:span text:style-name="T3"><text:tab/><text:tab/><text:tab/><text:tab/>&lt;soap:body use="literal" /&gt;</text:span></text:p>
      <text:p text:style-name="P11"><text:span text:style-name="T3"><text:tab/><text:tab/><text:tab/>&lt;/wsdl:output&gt;</text:span></text:p>
      <text:p text:style-name="P11"><text:span text:style-name="T3"><text:tab/><text:tab/>&lt;/wsdl:operation&gt;</text:span></text:p>
      <text:p text:style-name="P11"><text:span text:style-name="T3"><text:tab/>&lt;/wsdl:binding&gt;</text:span></text:p>
      <text:p text:style-name="P11"><text:span text:style-name="T3"><text:tab/>&lt;wsdl:service name="StudentService"&gt;</text:span></text:p>
      <text:p text:style-name="P11"><text:span text:style-name="T3"><text:tab/><text:tab/>&lt;wsdl:port binding="tns:StudentServiceSOAP" name="StudentServiceSOAP"&gt;</text:span></text:p>
      <text:p text:style-name="P11"><text:span text:style-name="T3"><text:tab/><text:tab/><text:tab/>&lt;soap:address location="http://www.example.org/" /&gt;</text:span></text:p>
      <text:p text:style-name="P11"><text:span text:style-name="T3"><text:tab/><text:tab/>&lt;/wsdl:port&gt;</text:span></text:p>
      <text:p text:style-name="P11"><text:span text:style-name="T3"><text:tab/>&lt;/wsdl:service&gt;</text:span></text:p>
      <text:p text:style-name="P11"><text:span text:style-name="T3">&lt;/wsdl:definitions&gt;</text:span></text:p>
      <text:p text:style-name="P5"/>
      <text:p text:style-name="P6"><text:span text:style-name="T1">public class StudentInfo <text:s/>implements java.io.Serializable {</text:span></text:p>
      <text:p text:style-name="P6"><text:span text:style-name="T1"><text:s text:c="4"/>private java.lang.String name;</text:span></text:p>
      <text:p text:style-name="P6"/>
      <text:p text:style-name="P6"><text:span text:style-name="T1"><text:s text:c="4"/>private java.lang.String sex;</text:span></text:p>
      <text:p text:style-name="P6"/>
      <text:p text:style-name="P6"><text:span text:style-name="T1"><text:s text:c="4"/>private boolean boss;</text:span></text:p>
      <text:p text:style-name="P6"/>
      <text:p text:style-name="P6"><text:span text:style-name="T1"><text:s text:c="4"/>public StudentInfo() {</text:span></text:p>
      <text:p text:style-name="P6"><text:span text:style-name="T1"><text:s text:c="4"/>}</text:span></text:p>
      <text:p text:style-name="P6"/>
      <text:p text:style-name="P6"><text:span text:style-name="T1"><text:s text:c="4"/>public StudentInfo(</text:span></text:p>
      <text:p text:style-name="P6"><text:span text:style-name="T1"><text:s text:c="11"/>java.lang.String name,</text:span></text:p>
      <text:p text:style-name="P6"><text:span text:style-name="T1"><text:s text:c="11"/>java.lang.String sex,</text:span></text:p>
      <text:p text:style-name="P6"><text:span text:style-name="T1"><text:s text:c="11"/>boolean boss) {</text:span></text:p>
      <text:p text:style-name="P6"><text:span text:style-name="T1"><text:s text:c="11"/>this.name = name;</text:span></text:p>
      <text:p text:style-name="P6"><text:span text:style-name="T1"><text:s text:c="11"/>this.sex = sex;</text:span></text:p>
      <text:p text:style-name="P6"><text:span text:style-name="T1"><text:s text:c="11"/>this.boss = boss;</text:span></text:p>
      <text:p text:style-name="P6"><text:span text:style-name="T1"><text:s text:c="4"/>}</text:span></text:p>
      <text:p text:style-name="P6"/>
      <text:p text:style-name="P6"><text:span text:style-name="T1"><text:s text:c="4"/>public java.lang.String getName() {</text:span></text:p>
      <text:p text:style-name="P6"><text:span text:style-name="T1"><text:s text:c="8"/>return name;</text:span></text:p>
      <text:p text:style-name="P6"><text:span text:style-name="T1"><text:s text:c="4"/>}</text:span></text:p>
      <text:p text:style-name="P6"/>
      <text:p text:style-name="P6"><text:span text:style-name="T1"><text:s text:c="4"/>public void setName(java.lang.String name) {</text:span></text:p>
      <text:p text:style-name="P6"><text:span text:style-name="T1"><text:s text:c="8"/>this.name = name;</text:span></text:p>
      <text:p text:style-name="P6"><text:span text:style-name="T1"><text:s text:c="4"/>}</text:span></text:p>
      <text:p text:style-name="P6"/>
      <text:p text:style-name="P6"><text:span text:style-name="T1"><text:s text:c="4"/>public java.lang.String getSex() {</text:span></text:p>
      <text:p text:style-name="P6"><text:span text:style-name="T1"><text:s text:c="8"/>return sex;</text:span></text:p>
      <text:p text:style-name="P6"><text:span text:style-name="T1"><text:s text:c="4"/>}</text:span></text:p>
      <text:p text:style-name="P6"/>
      <text:p text:style-name="P6"><text:span text:style-name="T1"><text:s text:c="4"/>public void setSex(java.lang.String sex) {</text:span></text:p>
      <text:p text:style-name="P6"><text:span text:style-name="T1"><text:s text:c="8"/>this.sex = sex;</text:span></text:p>
      <text:p text:style-name="P6"><text:span text:style-name="T1"><text:s text:c="4"/>}</text:span></text:p>
      <text:p text:style-name="P6"/>
      <text:p text:style-name="P6"/>
      <text:p text:style-name="P6"><text:span text:style-name="T1"><text:s text:c="4"/>public boolean isBoss() {</text:span></text:p>
      <text:p text:style-name="P6"><text:span text:style-name="T1"><text:s text:c="8"/>return boss;</text:span></text:p>
      <text:p text:style-name="P6"><text:span text:style-name="T1"><text:s text:c="4"/>}</text:span></text:p>
      <text:p text:style-name="P6"/>
      <text:p text:style-name="P6"><text:span text:style-name="T1"><text:s text:c="4"/>public void setBoss(boolean boss) {</text:span></text:p>
      <text:p text:style-name="P6"><text:span text:style-name="T1"><text:s text:c="8"/>this.boss = boss;</text:span></text:p>
      <text:p text:style-name="P6"><text:span text:style-name="T1"><text:s text:c="4"/>}</text:span></text:p>
      <text:p text:style-name="P6"/>
      <text:p text:style-name="P6"><text:span text:style-name="T1"><text:s text:c="4"/>private java.lang.Object __equalsCalc = null;</text:span></text:p>
      <text:p text:style-name="P6"><text:span text:style-name="T1"><text:s text:c="4"/>public synchronized boolean equals(java.lang.Object obj) {</text:span></text:p>
      <text:p text:style-name="P6"><text:span text:style-name="T1"><text:s text:c="8"/>if (!(obj instanceof StudentInfo)) return false;</text:span></text:p>
      <text:p text:style-name="P6"><text:soft-page-break/><text:span text:style-name="T1"><text:s text:c="8"/>StudentInfo other = (StudentInfo) obj;</text:span></text:p>
      <text:p text:style-name="P6"><text:span text:style-name="T1"><text:s text:c="8"/>if (obj == null) return false;</text:span></text:p>
      <text:p text:style-name="P6"><text:span text:style-name="T1"><text:s text:c="8"/>if (this == obj) return true;</text:span></text:p>
      <text:p text:style-name="P6"><text:span text:style-name="T1"><text:s text:c="8"/>if (__equalsCalc != null) {</text:span></text:p>
      <text:p text:style-name="P6"><text:span text:style-name="T1"><text:s text:c="12"/>return (__equalsCalc == obj);</text:span></text:p>
      <text:p text:style-name="P6"><text:span text:style-name="T1"><text:s text:c="8"/>}</text:span></text:p>
      <text:p text:style-name="P6"><text:span text:style-name="T1"><text:s text:c="8"/>__equalsCalc = obj;</text:span></text:p>
      <text:p text:style-name="P6"><text:span text:style-name="T1"><text:s text:c="8"/>boolean _equals;</text:span></text:p>
      <text:p text:style-name="P6"><text:span text:style-name="T1"><text:s text:c="8"/>_equals = true &amp;&amp; </text:span></text:p>
      <text:p text:style-name="P6"><text:span text:style-name="T1"><text:s text:c="12"/>((this.name==null &amp;&amp; other.getName()==null) || </text:span></text:p>
      <text:p text:style-name="P6"><text:span text:style-name="T1"><text:s text:c="13"/>(this.name!=null &amp;&amp;</text:span></text:p>
      <text:p text:style-name="P6"><text:span text:style-name="T1"><text:s text:c="14"/>this.name.equals(other.getName()))) &amp;&amp;</text:span></text:p>
      <text:p text:style-name="P6"><text:span text:style-name="T1"><text:s text:c="12"/>((this.sex==null &amp;&amp; other.getSex()==null) || </text:span></text:p>
      <text:p text:style-name="P6"><text:span text:style-name="T1"><text:s text:c="13"/>(this.sex!=null &amp;&amp;</text:span></text:p>
      <text:p text:style-name="P6"><text:span text:style-name="T1"><text:s text:c="14"/>this.sex.equals(other.getSex()))) &amp;&amp;</text:span></text:p>
      <text:p text:style-name="P6"><text:span text:style-name="T1"><text:s text:c="12"/>this.boss == other.isBoss();</text:span></text:p>
      <text:p text:style-name="P6"><text:span text:style-name="T1"><text:s text:c="8"/>__equalsCalc = null;</text:span></text:p>
      <text:p text:style-name="P6"><text:span text:style-name="T1"><text:s text:c="8"/>return _equals;</text:span></text:p>
      <text:p text:style-name="P6"><text:span text:style-name="T1"><text:s text:c="4"/>}</text:span></text:p>
      <text:p text:style-name="P6"/>
      <text:p text:style-name="P6"><text:span text:style-name="T1"><text:s text:c="4"/>private boolean __hashCodeCalc = false;</text:span></text:p>
      <text:p text:style-name="P6"><text:span text:style-name="T1"><text:s text:c="4"/>public synchronized int hashCode() {</text:span></text:p>
      <text:p text:style-name="P6"><text:span text:style-name="T1"><text:s text:c="8"/>if (__hashCodeCalc) {</text:span></text:p>
      <text:p text:style-name="P6"><text:span text:style-name="T1"><text:s text:c="12"/>return 0;</text:span></text:p>
      <text:p text:style-name="P6"><text:span text:style-name="T1"><text:s text:c="8"/>}</text:span></text:p>
      <text:p text:style-name="P6"><text:span text:style-name="T1"><text:s text:c="8"/>__hashCodeCalc = true;</text:span></text:p>
      <text:p text:style-name="P6"><text:span text:style-name="T1"><text:s text:c="8"/>int _hashCode = 1;</text:span></text:p>
      <text:p text:style-name="P6"><text:span text:style-name="T1"><text:s text:c="8"/>if (getName() != null) {</text:span></text:p>
      <text:p text:style-name="P6"><text:span text:style-name="T1"><text:s text:c="12"/>_hashCode += getName().hashCode();</text:span></text:p>
      <text:p text:style-name="P6"><text:span text:style-name="T1"><text:s text:c="8"/>}</text:span></text:p>
      <text:p text:style-name="P6"><text:span text:style-name="T1"><text:s text:c="8"/>if (getSex() != null) {</text:span></text:p>
      <text:p text:style-name="P6"><text:span text:style-name="T1"><text:s text:c="12"/>_hashCode += getSex().hashCode();</text:span></text:p>
      <text:p text:style-name="P6"><text:span text:style-name="T1"><text:s text:c="8"/>}</text:span></text:p>
      <text:p text:style-name="P6"><text:span text:style-name="T1"><text:s text:c="8"/>_hashCode += (isBoss() ? Boolean.TRUE : Boolean.FALSE).hashCode();</text:span></text:p>
      <text:p text:style-name="P6"><text:span text:style-name="T1"><text:s text:c="8"/>__hashCodeCalc = false;</text:span></text:p>
      <text:p text:style-name="P6"><text:span text:style-name="T1"><text:s text:c="8"/>return _hashCode;</text:span></text:p>
      <text:p text:style-name="P6"><text:span text:style-name="T1"><text:s text:c="4"/>}</text:span></text:p>
      <text:p text:style-name="P6"/>
      <text:p text:style-name="P6"><text:span text:style-name="T1"><text:s text:c="4"/>private static org.apache.axis.description.TypeDesc typeDesc =</text:span></text:p>
      <text:p text:style-name="P6"><text:span text:style-name="T1"><text:s text:c="8"/>new org.apache.axis.description.TypeDesc(StudentInfo.class, true);</text:span></text:p>
      <text:p text:style-name="P6"/>
      <text:p text:style-name="P6"><text:span text:style-name="T1"><text:s text:c="4"/>static {</text:span></text:p>
      <text:p text:style-name="P6"><text:span text:style-name="T1"><text:s text:c="8"/>typeDesc.setXmlType(new javax.xml.namespace.QName("http://www.example.org/StudentService/", "StudentInfo"));</text:span></text:p>
      <text:p text:style-name="P6"><text:span text:style-name="T1"><text:s text:c="8"/>org.apache.axis.description.ElementDesc elemField = new org.apache.axis.description.ElementDesc();</text:span></text:p>
      <text:p text:style-name="P6"><text:span text:style-name="T1"><text:s text:c="8"/>elemField.setFieldName("name");</text:span></text:p>
      <text:p text:style-name="P6"><text:span text:style-name="T1"><text:s text:c="8"/>elemField.setXmlName(new javax.xml.namespace.QName("", "Name"));</text:span></text:p>
      <text:p text:style-name="P6"><text:span text:style-name="T1"><text:s text:c="8"/>elemField.setXmlType(new javax.xml.namespace.QName("http://www.w3.org/2001/XMLSchema", "string"));</text:span></text:p>
      <text:p text:style-name="P6"><text:span text:style-name="T1"><text:s text:c="8"/>elemField.setNillable(false);</text:span></text:p>
      <text:p text:style-name="P6"><text:span text:style-name="T1"><text:s text:c="8"/>typeDesc.addFieldDesc(elemField);</text:span></text:p>
      <text:p text:style-name="P6"><text:span text:style-name="T1"><text:s text:c="8"/>elemField = new org.apache.axis.description.ElementDesc();</text:span></text:p>
      <text:p text:style-name="P6"><text:span text:style-name="T1"><text:s text:c="8"/>elemField.setFieldName("sex");</text:span></text:p>
      <text:p text:style-name="P6"><text:span text:style-name="T1"><text:s text:c="8"/>elemField.setXmlName(new javax.xml.namespace.QName("", "Sex"));</text:span></text:p>
      <text:p text:style-name="P6"><text:span text:style-name="T1"><text:s text:c="8"/>elemField.setXmlType(new javax.xml.namespace.QName("http://www.w3.org/2001/XMLSchema", "string"));</text:span></text:p>
      <text:p text:style-name="P6"><text:span text:style-name="T1"><text:s text:c="8"/>elemField.setNillable(false);</text:span></text:p>
      <text:p text:style-name="P6"><text:span text:style-name="T1"><text:s text:c="8"/>typeDesc.addFieldDesc(elemField);</text:span></text:p>
      <text:p text:style-name="P6"><text:span text:style-name="T1"><text:s text:c="8"/>elemField = new org.apache.axis.description.ElementDesc();</text:span></text:p>
      <text:p text:style-name="P6"><text:span text:style-name="T1"><text:s text:c="8"/>elemField.setFieldName("boss");</text:span></text:p>
      <text:p text:style-name="P6"><text:soft-page-break/><text:span text:style-name="T1"><text:s text:c="8"/>elemField.setXmlName(new javax.xml.namespace.QName("", "Boss"));</text:span></text:p>
      <text:p text:style-name="P6"><text:span text:style-name="T1"><text:s text:c="8"/>elemField.setXmlType(new javax.xml.namespace.QName("http://www.w3.org/2001/XMLSchema", "boolean"));</text:span></text:p>
      <text:p text:style-name="P6"><text:span text:style-name="T1"><text:s text:c="8"/>elemField.setNillable(false);</text:span></text:p>
      <text:p text:style-name="P6"><text:span text:style-name="T1"><text:s text:c="8"/>typeDesc.addFieldDesc(elemField);</text:span></text:p>
      <text:p text:style-name="P6"><text:span text:style-name="T1"><text:s text:c="4"/>}</text:span></text:p>
      <text:p text:style-name="P6"/>
      <text:p text:style-name="P6"><text:span text:style-name="T1"><text:s text:c="4"/>public static org.apache.axis.description.TypeDesc getTypeDesc() {</text:span></text:p>
      <text:p text:style-name="P6"><text:span text:style-name="T1"><text:s text:c="8"/>return typeDesc;</text:span></text:p>
      <text:p text:style-name="P6"><text:span text:style-name="T1"><text:s text:c="4"/>}</text:span></text:p>
      <text:p text:style-name="P6"/>
      <text:p text:style-name="P6"><text:span text:style-name="T1"><text:s text:c="4"/>public static org.apache.axis.encoding.Serializer getSerializer(</text:span></text:p>
      <text:p text:style-name="P6"><text:span text:style-name="T1"><text:s text:c="11"/>java.lang.String mechType, </text:span></text:p>
      <text:p text:style-name="P6"><text:span text:style-name="T1"><text:s text:c="11"/>java.lang.Class _javaType, <text:s/></text:span></text:p>
      <text:p text:style-name="P6"><text:span text:style-name="T1"><text:s text:c="11"/>javax.xml.namespace.QName _xmlType) {</text:span></text:p>
      <text:p text:style-name="P6"><text:span text:style-name="T1"><text:s text:c="8"/>return </text:span></text:p>
      <text:p text:style-name="P6"><text:span text:style-name="T1"><text:s text:c="10"/>new <text:s/>org.apache.axis.encoding.ser.BeanSerializer(</text:span></text:p>
      <text:p text:style-name="P6"><text:span text:style-name="T1"><text:s text:c="12"/>_javaType, _xmlType, typeDesc);</text:span></text:p>
      <text:p text:style-name="P6"><text:span text:style-name="T1"><text:s text:c="4"/>}</text:span></text:p>
      <text:p text:style-name="P6"/>
      <text:p text:style-name="P6"><text:span text:style-name="T1"><text:s text:c="4"/>public static org.apache.axis.encoding.Deserializer getDeserializer(</text:span></text:p>
      <text:p text:style-name="P6"><text:span text:style-name="T1"><text:s text:c="11"/>java.lang.String mechType, </text:span></text:p>
      <text:p text:style-name="P6"><text:span text:style-name="T1"><text:s text:c="11"/>java.lang.Class _javaType, <text:s/></text:span></text:p>
      <text:p text:style-name="P6"><text:span text:style-name="T1"><text:s text:c="11"/>javax.xml.namespace.QName _xmlType) {</text:span></text:p>
      <text:p text:style-name="P6"><text:span text:style-name="T1"><text:s text:c="8"/>return </text:span></text:p>
      <text:p text:style-name="P6"><text:span text:style-name="T1"><text:s text:c="10"/>new <text:s/>org.apache.axis.encoding.ser.BeanDeserializer(</text:span></text:p>
      <text:p text:style-name="P6"><text:span text:style-name="T1"><text:s text:c="12"/>_javaType, _xmlType, typeDesc);</text:span></text:p>
      <text:p text:style-name="P6"><text:span text:style-name="T1"><text:s text:c="4"/>}</text:span></text:p>
      <text:p text:style-name="P6"/>
      <text:p text:style-name="P6"><text:span text:style-name="T2">public class StudentServiceSOAPImpl implements org.example.www.StudentService.StudentService_PortType{</text:span></text:p>
      <text:p text:style-name="P11"><text:span text:style-name="T3"><text:s text:c="4"/></text:span><text:span text:style-name="T4">public</text:span><text:span text:style-name="T3"> org.example.www.StudentService.</text:span><text:span text:style-name="T4">StudentInfo</text:span><text:span text:style-name="T3"> </text:span><text:span text:style-name="T4">newOperation</text:span><text:span text:style-name="T3">(java.lang.</text:span><text:span text:style-name="T4">String</text:span><text:span text:style-name="T3"> newOperationRequest) </text:span><text:span text:style-name="T4">throws</text:span><text:span text:style-name="T3"> java.rmi.</text:span><text:span text:style-name="T4">RemoteException</text:span><text:span text:style-name="T3"> {</text:span></text:p>
      <text:p text:style-name="P11"><text:span text:style-name="T3"><text:tab/><text:tab/></text:span><text:span text:style-name="T4">StudentInfo</text:span><text:span text:style-name="T3"> </text:span><text:span text:style-name="T4">si</text:span><text:span text:style-name="T3"> = </text:span><text:span text:style-name="T4">new</text:span><text:span text:style-name="T3"> StudentInfo();</text:span></text:p>
      <text:p text:style-name="P11"><text:span text:style-name="T3"><text:tab/><text:tab/></text:span><text:span text:style-name="T4">if</text:span><text:span text:style-name="T3"> (newOperationRequest == </text:span><text:span text:style-name="T4">null</text:span><text:span text:style-name="T3">) {</text:span></text:p>
      <text:p text:style-name="P11"><text:span text:style-name="T3"><text:tab/><text:tab/><text:tab/>si.setName("Ivanov");</text:span></text:p>
      <text:p text:style-name="P11"><text:span text:style-name="T3"><text:tab/><text:tab/><text:tab/>si.setSex("male");</text:span></text:p>
      <text:p text:style-name="P11"><text:span text:style-name="T3"><text:tab/><text:tab/><text:tab/>si.setBoss(</text:span><text:span text:style-name="T4">false</text:span><text:span text:style-name="T3">);</text:span></text:p>
      <text:p text:style-name="P11"><text:span text:style-name="T3"><text:tab/><text:tab/>} </text:span><text:span text:style-name="T4">else</text:span><text:span text:style-name="T3"> {</text:span></text:p>
      <text:p text:style-name="P11"><text:span text:style-name="T3"><text:tab/><text:tab/><text:tab/>si.setName("Petrov");</text:span></text:p>
      <text:p text:style-name="P11"><text:span text:style-name="T3"><text:tab/><text:tab/><text:tab/>si.setSex("female");</text:span></text:p>
      <text:p text:style-name="P11"><text:span text:style-name="T3"><text:tab/><text:tab/><text:tab/>si.setBoss(</text:span><text:span text:style-name="T4">true</text:span><text:span text:style-name="T3">);</text:span></text:p>
      <text:p text:style-name="P11"><text:span text:style-name="T3"><text:tab/><text:tab/>}</text:span></text:p>
      <text:p text:style-name="P11"><text:span text:style-name="T3"><text:tab/><text:tab/></text:span><text:span text:style-name="T4">return</text:span><text:span text:style-name="T3"> si;</text:span></text:p>
      <text:p text:style-name="P11"><text:span text:style-name="T3"><text:s text:c="4"/>}</text:span></text:p>
      <text:p text:style-name="P12"/>
      <text:p text:style-name="P11"><text:span text:style-name="T3">}</text:span></text:p>
      <text:p text:style-name="P6"/>
      <text:p text:style-name="P7">ВЫВОДЫ</text:p>
      <text:p text:style-name="P7"/>
      <text:p text:style-name="P8"><text:span text:style-name="T1"><text:tab/>В ходе лабораторной работы были изучены основы разработки веб-сервисов в IDE Eclipse. Был создан WSDL документ который определяет интерфейс взаимодействия веб-сервиса с другими приложениями. На основе созданного документа в IDE Eclipse был сгенерирован веб-сервис, который возвращает информацию о студент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20:47:36.704252544</meta:creation-date>
    <dc:date>2015-05-07T21:01:38.102982207</dc:date>
    <meta:editing-duration>P0D</meta:editing-duration>
    <meta:editing-cycles>1</meta:editing-cycles>
    <meta:document-statistic meta:table-count="0" meta:image-count="0" meta:object-count="0" meta:page-count="5" meta:paragraph-count="190" meta:word-count="868" meta:character-count="10345" meta:non-whitespace-character-count="8630"/>
    <meta:generator>LibreOffice/4.2.8.2$Linux_X86_64 LibreOffice_project/420m0$Build-2</meta:generator>
  </office:meta>
</office:document-meta>
</file>